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mStateException.ItemStateException( String message , Throwable root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StateException.ItemStat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